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1.979cm" fo:margin-left="5.038cm" fo:margin-right="-0.016cm" table:align="margins" style:writing-mode="lr-tb"/>
    </style:style>
    <style:style style:name="Table7.A" style:family="table-column">
      <style:table-column-properties style:column-width="2.884cm" style:rel-column-width="15778*"/>
    </style:style>
    <style:style style:name="Table7.B" style:family="table-column">
      <style:table-column-properties style:column-width="9.095cm" style:rel-column-width="49757*"/>
    </style:style>
    <style:style style:name="Table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itle">
      <style:paragraph-properties fo:text-align="start" style:justify-single-word="false"/>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ain <text:line-break/>Positioning System</text:p>
      <text:p text:style-name="Title_20_MAS_20_Number">MAS-06-02.23</text:p>
      <text:p text:style-name="Text_20_body"><draw:frame draw:style-name="fr2" draw:name="graphics4" text:anchor-type="paragraph" svg:x="4.015cm" svg:y="0.374cm" svg:width="7.087cm" svg:height="6.77cm" draw:z-index="6"><draw:image xlink:href="../pictures/icons%20and%20symbols/documentation%20logo.png" xlink:type="simple" xlink:show="embed" xlink:actuate="onLoad"/></draw:frame></text:p>
      <text:p text:style-name="Document_20_Title">Abstract (public)</text:p>
      <table:table table:name="Table7" table:style-name="Table7">
        <table:table-column table:style-name="Table7.A"/>
        <table:table-column table:style-name="Table7.B"/>
        <table:table-row>
          <table:table-cell table:style-name="Table7.A1" office:value-type="string">
            <text:p text:style-name="mskQuestion">Abstract</text:p>
          </table:table-cell>
          <table:table-cell table:style-name="Table7.A1" office:value-type="string">
            <text:p text:style-name="Text_20_body">Design and implement a multi-input positioning system for use in trains.</text:p>
          </table:table-cell>
        </table:table-row>
        <table:table-row>
          <table:table-cell table:style-name="Table7.A1" office:value-type="string">
            <text:p text:style-name="mskQuestion">Keywords</text:p>
          </table:table-cell>
          <table:table-cell table:style-name="Table7.A1" office:value-type="string">
            <text:p text:style-name="Text_20_body">GPS, WiFi, INS, SQL, train, C#, .NET</text:p>
          </table:table-cell>
        </table:table-row>
        <table:table-row>
          <table:table-cell table:style-name="Table7.A1" office:value-type="string">
            <text:p text:style-name="mskQuestion">Author</text:p>
          </table:table-cell>
          <table:table-cell table:style-name="Table7.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7.A1" office:value-type="string">
            <text:p text:style-name="mskQuestion">Supervisor</text:p>
          </table:table-cell>
          <table:table-cell table:style-name="Table7.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7.A1" office:value-type="string">
            <text:p text:style-name="mskQuestion">Expert</text:p>
          </table:table-cell>
          <table:table-cell table:style-name="Table7.A1" office:value-type="string">
            <text:p text:style-name="Text_20_body">Rolf Wenger, Infobrain AG<text:line-break/><text:a xlink:type="simple" xlink:href="mailto:Rolf.Wenger@infobrain.com">Rolf.Wenger@infobrain.com</text:a></text:p>
          </table:table-cell>
        </table:table-row>
        <table:table-row>
          <table:table-cell table:style-name="Table7.A1" office:value-type="string">
            <text:p text:style-name="mskQuestion">Class</text:p>
          </table:table-cell>
          <table:table-cell table:style-name="Table7.A1" office:value-type="string">
            <text:p text:style-name="Text_20_body">MAS-IT 2006-02</text:p>
          </table:table-cell>
        </table:table-row>
        <table:table-row>
          <table:table-cell table:style-name="Table7.A1" office:value-type="string">
            <text:p text:style-name="mskQuestion">Date</text:p>
          </table:table-cell>
          <table:table-cell table:style-name="Table7.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6" table:style-name="Table6">
        <table:table-column table:style-name="Table6.A" table:number-columns-repeated="3"/>
        <table:table-row>
          <table:table-cell table:style-name="Table6.A1" office:value-type="string">
            <text:p text:style-name="Table_20_Contents">Tag</text:p>
          </table:table-cell>
          <table:table-cell table:style-name="Table6.A1" office:value-type="string">
            <text:p text:style-name="Table_20_Contents">Date</text:p>
          </table:table-cell>
          <table:table-cell table:style-name="Table6.C1" office:value-type="string">
            <text:p text:style-name="Table_20_Contents">Author</text:p>
          </table:table-cell>
        </table:table-row>
        <table:table-row>
          <table:table-cell table:style-name="Table6.A2" office:value-type="string">
            <text:p text:style-name="Table_20_Contents">Draft</text:p>
          </table:table-cell>
          <table:table-cell table:style-name="Table6.A2" office:value-type="string">
            <text:p text:style-name="Table_20_Contents">3.11.2008</text:p>
          </table:table-cell>
          <table:table-cell table:style-name="Table6.C2" office:value-type="string">
            <text:p text:style-name="Table_20_Contents">Marcel Suter</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Introduction<text:tab/>4</text:p>
          <text:p text:style-name="P3">1.1.Scope<text:tab/>4</text:p>
          <text:p text:style-name="P2">2.Overall description<text:tab/>5</text:p>
          <text:p text:style-name="P3">2.1.Product perspective<text:tab/>5</text:p>
        </text:index-body>
      </text:table-of-content>
      <text:p text:style-name="Text_20_body"/>
      <text:list text:style-name="Outline">
        <text:list-item>
          <text:h text:style-name="Heading_20_1" text:outline-level="1">Introduction</text:h>
          <text:list>
            <text:list-item>
              <text:h text:style-name="Heading_20_2" text:outline-level="2">Scope</text:h>
            </text:list-item>
          </text:list>
        </text:list-item>
      </text:list>
      <text:p text:style-name="Text_20_body">The system provides position estimates in moving trains. It will use various technologies for deriving positioning information. The main benefit of this system is to replace an older one, that only produced inertial and gyro data in a raw format, instead of calculating the current position.</text:p>
      <text:p text:style-name="Text_20_body">The system consists of a portable computer, an executable software component, and the necessary hardware. The system will be portable by a single person and be mountable on a trolley. </text:p>
      <text:list text:style-name="Outline" text:continue-numbering="true">
        <text:list-item>
          <text:h text:style-name="Heading_20_1" text:outline-level="1">Overall description</text:h>
          <text:list>
            <text:list-item>
              <text:h text:style-name="Heading_20_2" text:outline-level="2">Product perspective</text:h>
            </text:list-item>
          </text:list>
        </text:list-item>
      </text:list>
      <text:p text:style-name="Text_20_body">The system will be used, when positioning information in trains is needed . It is intended to replace an older, existing system in a measurement application. The existing system is mostly used in the IC2000 cars of the SBB.</text:p>
      <text:p text:style-name="Text_20_body"><draw:frame draw:style-name="fr1" draw:name="Frame2" text:anchor-type="paragraph" svg:width="17cm" draw:z-index="4"><draw:text-box fo:min-height="2.582cm"><text:p text:style-name="Illustration"><draw:frame draw:style-name="fr3" draw:name="graphics3" text:anchor-type="paragraph" svg:x="0.004cm" svg:y="0.002cm" svg:width="17cm" style:rel-width="100%" svg:height="2.582cm" style:rel-height="scale" draw:z-index="5"><draw:image xlink:href="../pictures/existing%20measurement%20system/1500px-IC_2000_(zehn_Wagen),_cropped,_20080330Y222a.jpg" xlink:type="simple" xlink:show="embed" xlink:actuate="onLoad"/></draw:frame>Illustration <text:sequence text:ref-name="refIllustration0" text:name="Illustration" text:formula="ooow:Illustration+1" style:num-format="1">1</text:sequence>: IC2000 cars of the SBB</text:p></draw:text-box></draw:frame></text:p>
      <text:p text:style-name="Text_20_body">All system inputs, except the GUI, of the system are self-contained. Some technologies for providing the position estimates are required to be used and thus specified as to use. </text:p>
      <text:p text:style-name="Text_20_body"><draw:frame draw:style-name="fr1" draw:name="Frame1" text:anchor-type="paragraph" svg:width="17cm" draw:z-index="1"><draw:text-box fo:min-height="5.962cm"><text:p text:style-name="Illustration"><draw:frame draw:style-name="fr3" draw:name="graphics1" text:anchor-type="paragraph" svg:x="0.004cm" svg:y="0.002cm" svg:width="17cm" style:rel-width="100%" svg:height="5.962cm" style:rel-height="scale" draw:z-index="3"><draw:image xlink:href="../external%20interface%20overview.png" xlink:type="simple" xlink:show="embed" xlink:actuate="onLoad"/></draw:frame>Illustration <text:sequence text:ref-name="refIllustration1" text:name="Illustration" text:formula="ooow:Illustration+1" style:num-format="1">2</text:sequence>: Overview of interfaces</text:p></draw:text-box></draw:frame></text:p>
      <text:p text:style-name="Text_20_body">The system replaces an existing one. An overview over that system is given in Appendix A.</text:p>
      <text:p text:style-name="Text_20_body"><text:sequence-ref text:reference-format="category-and-value" text:ref-name="refIllustration7">Illustration 8</text:sequence-ref> shows a possible high-level diagram of the positioning data flow in the new system. This is not necessarily exactly the diagram that will get designed and implemented.</text:p>
      <text:p text:style-name="Text_20_body">The data of the input devices, called position providers, gets directly processed in the system itself. The system outputs the resulting position estimates via an RS-232 serial connection in the well known NMEA format. Any attached device may use the position estimates as input.</text:p>
      <text:p text:style-name="Text_20_body"><draw:frame draw:style-name="fr1" draw:name="Frame10" text:anchor-type="paragraph" svg:width="17cm" draw:z-index="0"><draw:text-box fo:min-height="12.019cm"><text:p text:style-name="Illustration"><draw:frame draw:style-name="fr3" draw:name="graphics10" text:anchor-type="paragraph" svg:x="0.004cm" svg:y="0.002cm" svg:width="17cm" style:rel-width="100%" svg:height="12.019cm" style:rel-height="scale" draw:z-index="2"><draw:image xlink:href="../positioning%20in%20the%20new%20system.png" xlink:type="simple" xlink:show="embed" xlink:actuate="onLoad"/></draw:frame>Illustration <text:sequence text:ref-name="refIllustration2" text:name="Illustration" text:formula="ooow:Illustration+1" style:num-format="1">3</text:sequence>: Positioning data flow in the new system</text:p></draw:text-box></draw:frame><text:soft-page-break/></text:p>
      <text:p text:style-name="Text_20_body">The positioning system and the attached device (here, a measurement system) are entirely separated, making them completely replaceable, as long as the data interface is mainta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list-style-name="Outline"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list-style-name="Outline"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list-style-name="Outline"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9" style:display-name="Heading 9" style:family="paragraph" style:parent-style-name="Heading_20_1" style:next-style-name="Text_20_body" style:list-style-name="Outline" style:class="text" style:master-page-name="" style:default-outline-level="9">
      <style:paragraph-properties style:page-number="auto"/>
      <style:text-properties fo:font-size="16pt" fo:font-weight="bold" style:font-size-asian="75%" style:font-weight-asian="bold" style:font-size-complex="75%" style:font-weight-complex="bold"/>
    </style:style>
    <style:style style:name="Heading_20_Appendix" style:display-name="Heading Appendix" style:family="paragraph" style:parent-style-name="Heading_20_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list-style style:name="Outline">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prefix="Appendix " style:num-suffix=":" style:num-format="A">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verall description</text:chapter></text:p>
      </style:header>
      <style:footer>
        <text:p text:style-name="P1"><text:page-number text:select-page="current">6</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6</text:page-number></text:p>
      </style:footer>
    </style:master-page>
    <style:master-page style:name="Footnote" style:page-layout-name="pm5"/>
    <style:master-page style:name="Appendix" style:page-layout-name="pm1">
      <style:header>
        <text:p text:style-name="Header"><text:chapter text:display="number-and-name" text:outline-level="9">Appendix A:Overview of the existing system</text:chapter></text:p>
      </style:header>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09:50:39</dc:date>
    <meta:editing-cycles>240</meta:editing-cycles>
    <meta:editing-duration>P2DT15H14M44S</meta:editing-duration>
    <meta:user-defined meta:name="Info 1"/>
    <meta:user-defined meta:name="Info 2"/>
    <meta:user-defined meta:name="Info 3"/>
    <meta:user-defined meta:name="Info 4"/>
    <meta:document-statistic meta:table-count="2" meta:image-count="5" meta:object-count="0" meta:page-count="6" meta:paragraph-count="50" meta:word-count="382" meta:character-count="2367"/>
  </office:meta>
</office:document-meta>
</file>